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min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li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utzer-VonRueden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Proje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n Projec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n Super Project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projec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Le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d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d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Off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lient_id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 Progres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on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Invoi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ource_id</text:p>
          </table:table-cell>
          <table:table-cell office:value-type="string" calcext:value-type="string">
            <text:p>client_id</text:p>
          </table:table-cell>
          <table:table-cell office:value-type="string" calcext:value-type="string">
            <text:p>offer_i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i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i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Invoice Lin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invoice_id</text:p>
          </table:table-cell>
          <table:table-cell office:value-type="string" calcext:value-type="string">
            <text:p>offer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quantite</text:p>
          </table:table-cell>
          <table:table-cell office:value-type="string" calcext:value-type="string">
            <text:p>product_i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formula="of:=145*100" office:value-type="float" office:value="14500" calcext:value-type="float">
            <text:p>14500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c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2</text:p>
          </table:table-cell>
          <table:table-cell table:formula="of:=24*100" office:value-type="float" office:value="2400" calcext:value-type="float">
            <text:p>24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ec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table:formula="of:=145*100" office:value-type="float" office:value="14500" calcext:value-type="float">
            <text:p>14500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e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3</text:p>
          </table:table-cell>
          <table:table-cell table:formula="of:=30*100" office:value-type="float" office:value="3000" calcext:value-type="float">
            <text:p>3000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iec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2</text:p>
          </table:table-cell>
          <table:table-cell table:formula="of:=34*100" office:value-type="float" office:value="3400" calcext:value-type="float">
            <text:p>3400</text:p>
          </table:table-cell>
          <table:table-cell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ec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1</text:p>
          </table:table-cell>
          <table:table-cell table:formula="of:=145*100" office:value-type="float" office:value="14500" calcext:value-type="float">
            <text:p>145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ec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3</text:p>
          </table:table-cell>
          <table:table-cell table:formula="of:=30*100" office:value-type="float" office:value="3000" calcext:value-type="float">
            <text:p>3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eces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p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2</text:p>
          </table:table-cell>
          <table:table-cell table:formula="of:=34*100" office:value-type="float" office:value="3400" calcext:value-type="float">
            <text:p>3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eces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p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5T21:28:15.278141396</meta:creation-date>
    <dc:date>2025-03-25T21:52:53.901982387</dc:date>
    <meta:editing-duration>PT24M34S</meta:editing-duration>
    <meta:editing-cycles>13</meta:editing-cycles>
    <meta:generator>LibreOffice/25.2.0.3$Linux_X86_64 LibreOffice_project/e1cf4a87eb02d755bce1a01209907ea5ddc8f069</meta:generator>
    <meta:document-statistic meta:table-count="1" meta:cell-count="164" meta:object-count="0"/>
  </office:meta>
</office:document-meta>
</file>